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5.5pt"/>
    </style:style>
    <style:style style:name="co15" style:family="table-column">
      <style:table-column-properties fo:break-before="auto" style:column-width="92.2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m_kein_kinderfreib</text:p>
          </table:table-cell>
          <table:table-cell office:value-type="string" calcext:value-type="string">
            <text:p>_zu_versteuerndes_eink_abgelt_st_m_kinder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ein_kind_freib</text:p>
          </table:table-cell>
          <table:table-cell office:value-type="string" calcext:value-type="string">
            <text:p><text:span text:style-name="T1">_st_abgelt_st_m_</text:span>kind_freib_tu</text:p>
          </table:table-cell>
          <table:table-cell table:style-name="ce2" office:value-type="string" calcext:value-type="string">
            <text:p>abgelt_st_tu</text:p>
          </table:table-cell>
          <table:table-cell table:style-name="ce2" office:value-type="string" calcext:value-type="string">
            <text:p>soli_st_tu</text:p>
          </table:table-cell>
          <table:table-cell table:style-name="ce2" office:value-type="string" calcext:value-type="string">
            <text:p>soli_st_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0.055*[.R2]" office:value-type="float" office:value="0" calcext:value-type="float">
            <text:p>0.00</text:p>
          </table:table-cell>
          <table:table-cell table:style-name="ce4" table:formula="of:=MIN(0.055*([.O2]);MAX(0.2*([.O2]);972))/12 + (0.055*[.R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U2])*([.F2]&lt;[.$V2])*(939.68*([.F2]-[.$U2])/10000+1400)*([.F2]-[.$U2])/10000+([.F2]&gt;[.$V2])*([.F2]&lt;[.$W2])*((228.74*([.F2]-[.$V2])/10000+2397)*([.F2]-[.$V2])/10000+1007)+([.F2]&gt;[.$W2])*([.F2]&lt;[.$X2])*(0.42*[.F2]-8064)+([.F2]&gt;[.$X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U3])*([.E3]&lt;[.V3])*((997.6*([.E3]-[.U3])/10000+1400)*([.E3]-[.U3])/10000)+([.E3]&gt;[.V3])*([.E3]&lt;[.W3])*((228.74*([.E3]-[.V3])/10000+2397)*([.E3]-[.V3])/10000+971)+([.E3]&gt;[.W3])*([.E3]&lt;[.X3])*(0.42*[.E3]-8239)+([.E3]&gt;[.X3])*(0.45*[.E3]-15761)" office:value-type="float" office:value="-0" calcext:value-type="float">
            <text:p>0</text:p>
          </table:table-cell>
          <table:table-cell table:style-name="ce3" table:formula="of:=([.F3]&gt;[.U3])*([.F3]&lt;[.V3])*(997.6*([.F3]-[.U3])/10000+1400)*([.F3]-[.U3])/10000+([.F3]&gt;[.V3])*([.F3]&lt;[.W3])*((228.74*([.F3]-[.V3])/10000+2397)*([.F3]-[.V3])/10000+971)+([.F3]&gt;[.W3])*([.F3]&lt;[.X3])*(0.42*[.F3]-8239)+([.F3]&gt;[.X3])*(0.45*[.F3]-15761)" office:value-type="float" office:value="-0" calcext:value-type="float">
            <text:p>0</text:p>
          </table:table-cell>
          <table:table-cell table:style-name="ce3" table:formula="of:=([.G3]&gt;[.U3])*([.G3]&lt;[.V3])*(997.6*([.G3]-[.U3])/10000+1400)*([.G3]-[.U3])/10000+([.G3]&gt;[.V3])*([.G3]&lt;[.W3])*((228.74*([.G3]-[.V3])/10000+2397)*([.G3]-[.V3])/10000+971)+([.G3]&gt;[.W3])*([.G3]&lt;[.X3])*(0.42*[.G3]-8239)+([.G3]&gt;[.X3])*(0.45*[.G3]-15761)" office:value-type="float" office:value="-0" calcext:value-type="float">
            <text:p>0</text:p>
          </table:table-cell>
          <table:table-cell table:style-name="ce3" table:formula="of:=([.H3]&gt;[.U3])*([.H3]&lt;[.V3])*(997.6*([.H3]-[.U3])/10000+1400)*([.H3]-[.U3])/10000+([.H3]&gt;[.V3])*([.H3]&lt;[.X3])*((228.74*([.H3]-[.V3])/10000+2397)*([.H3]-[.W3])/10000+971)+([.H3]&gt;[.X3])*([.H3]&lt;[.X3])*(0.42*[.H3]-8239)+([.H3]&gt;[.X3])*(0.45*[.H3]-15761)" office:value-type="float" office:value="-0" calcext:value-type="float">
            <text:p>0</text:p>
          </table:table-cell>
          <table:table-cell table:style-name="ce2" table:formula="of:=([.J3]-2*801)*0.25" office:value-type="float" office:value="49.5" calcext:value-type="float">
            <text:p>49.5</text:p>
          </table:table-cell>
          <table:table-cell table:style-name="ce4" table:formula="of:=0.055*[.R3]" office:value-type="float" office:value="2.7225" calcext:value-type="float">
            <text:p>2.72</text:p>
          </table:table-cell>
          <table:table-cell table:style-name="ce4" table:formula="of:=[.S3]/2" office:value-type="float" office:value="1.36125" calcext:value-type="float">
            <text:p>1.36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U3])*([.F3]&lt;[.$V3])*(939.68*([.F3]-[.$U3])/10000+1400)*([.F3]-[.$U3])/10000+([.F3]&gt;[.$V3])*([.F3]&lt;[.$W3])*((228.74*([.F3]-[.$V3])/10000+2397)*([.F3]-[.$V3])/10000+1007)+([.F3]&gt;[.$W3])*([.F3]&lt;[.$X3])*(0.42*[.F3]-8064)+([.F3]&gt;[.$X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U4])*([.E4]&lt;[.V4])*((997.6*([.E4]-[.U4])/10000+1400)*([.E4]-[.U4])/10000)+([.E4]&gt;[.V4])*([.E4]&lt;[.W4])*((228.74*([.E4]-[.V4])/10000+2397)*([.E4]-[.V4])/10000+971)+([.E4]&gt;[.W4])*([.E4]&lt;[.X4])*(0.42*[.E4]-8239)+([.E4]&gt;[.X4])*(0.45*[.E4]-15761)" office:value-type="float" office:value="-0" calcext:value-type="float">
            <text:p>0</text:p>
          </table:table-cell>
          <table:table-cell table:style-name="ce3" table:formula="of:=([.F4]&gt;[.U4])*([.F4]&lt;[.V4])*(997.6*([.F4]-[.U4])/10000+1400)*([.F4]-[.U4])/10000+([.F4]&gt;[.V4])*([.F4]&lt;[.W4])*((228.74*([.F4]-[.V4])/10000+2397)*([.F4]-[.V4])/10000+971)+([.F4]&gt;[.W4])*([.F4]&lt;[.X4])*(0.42*[.F4]-8239)+([.F4]&gt;[.X4])*(0.45*[.F4]-15761)" office:value-type="float" office:value="-0" calcext:value-type="float">
            <text:p>0</text:p>
          </table:table-cell>
          <table:table-cell table:style-name="ce3" table:formula="of:=([.G4]&gt;[.U4])*([.G4]&lt;[.V4])*(997.6*([.G4]-[.U4])/10000+1400)*([.G4]-[.U4])/10000+([.G4]&gt;[.V4])*([.G4]&lt;[.W4])*((228.74*([.G4]-[.V4])/10000+2397)*([.G4]-[.V4])/10000+971)+([.G4]&gt;[.W4])*([.G4]&lt;[.X4])*(0.42*[.G4]-8239)+([.G4]&gt;[.X4])*(0.45*[.G4]-15761)" office:value-type="float" office:value="-0" calcext:value-type="float">
            <text:p>0</text:p>
          </table:table-cell>
          <table:table-cell table:style-name="ce3" table:formula="of:=([.H4]&gt;[.U4])*([.H4]&lt;[.V4])*(997.6*([.H4]-[.U4])/10000+1400)*([.H4]-[.U4])/10000+([.H4]&gt;[.V4])*([.H4]&lt;[.X4])*((228.74*([.H4]-[.V4])/10000+2397)*([.H4]-[.W4])/10000+971)+([.H4]&gt;[.X4])*([.H4]&lt;[.X4])*(0.42*[.H4]-8239)+([.H4]&gt;[.X4])*(0.45*[.H4]-15761)" office:value-type="float" office:value="-0" calcext:value-type="float">
            <text:p>0</text:p>
          </table:table-cell>
          <table:table-cell table:style-name="ce2" table:formula="of:=([.J4]-2*801)*0.25" office:value-type="float" office:value="49.5" calcext:value-type="float">
            <text:p>49.5</text:p>
          </table:table-cell>
          <table:table-cell table:style-name="ce4" table:formula="of:=0.055*[.R4]" office:value-type="float" office:value="2.7225" calcext:value-type="float">
            <text:p>2.72</text:p>
          </table:table-cell>
          <table:table-cell table:style-name="ce4" table:formula="of:=[.S4]/2" office:value-type="float" office:value="1.36125" calcext:value-type="float">
            <text:p>1.36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U4])*([.F4]&lt;[.$V4])*(939.68*([.F4]-[.$U4])/10000+1400)*([.F4]-[.$U4])/10000+([.F4]&gt;[.$V4])*([.F4]&lt;[.$W4])*((228.74*([.F4]-[.$V4])/10000+2397)*([.F4]-[.$V4])/10000+1007)+([.F4]&gt;[.$W4])*([.F4]&lt;[.$X4])*(0.42*[.F4]-8064)+([.F4]&gt;[.$X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I4]+[.I3]" office:value-type="float" office:value="1800" calcext:value-type="float">
            <text:p>18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U5])*([.E5]&lt;[.V5])*((997.6*([.E5]-[.U5])/10000+1400)*([.E5]-[.U5])/10000)+([.E5]&gt;[.V5])*([.E5]&lt;[.W5])*((228.74*([.E5]-[.V5])/10000+2397)*([.E5]-[.V5])/10000+971)+([.E5]&gt;[.W5])*([.E5]&lt;[.X5])*(0.42*[.E5]-8239)+([.E5]&gt;[.X5])*(0.45*[.E5]-15761)" office:value-type="float" office:value="-0" calcext:value-type="float">
            <text:p>0</text:p>
          </table:table-cell>
          <table:table-cell table:style-name="ce3" table:formula="of:=([.F5]&gt;[.U5])*([.F5]&lt;[.V5])*(997.6*([.F5]-[.U5])/10000+1400)*([.F5]-[.U5])/10000+([.F5]&gt;[.V5])*([.F5]&lt;[.W5])*((228.74*([.F5]-[.V5])/10000+2397)*([.F5]-[.V5])/10000+971)+([.F5]&gt;[.W5])*([.F5]&lt;[.X5])*(0.42*[.F5]-8239)+([.F5]&gt;[.X5])*(0.45*[.F5]-15761)" office:value-type="float" office:value="-0" calcext:value-type="float">
            <text:p>0</text:p>
          </table:table-cell>
          <table:table-cell table:style-name="ce3" table:formula="of:=([.G5]&gt;[.U5])*([.G5]&lt;[.V5])*(997.6*([.G5]-[.U5])/10000+1400)*([.G5]-[.U5])/10000+([.G5]&gt;[.V5])*([.G5]&lt;[.W5])*((228.74*([.G5]-[.V5])/10000+2397)*([.G5]-[.V5])/10000+971)+([.G5]&gt;[.W5])*([.G5]&lt;[.X5])*(0.42*[.G5]-8239)+([.G5]&gt;[.X5])*(0.45*[.G5]-15761)" office:value-type="float" office:value="-0" calcext:value-type="float">
            <text:p>0</text:p>
          </table:table-cell>
          <table:table-cell table:style-name="ce3" table:formula="of:=([.H5]&gt;[.U5])*([.H5]&lt;[.V5])*(997.6*([.H5]-[.U5])/10000+1400)*([.H5]-[.U5])/10000+([.H5]&gt;[.V5])*([.H5]&lt;[.X5])*((228.74*([.H5]-[.V5])/10000+2397)*([.H5]-[.W5])/10000+971)+([.H5]&gt;[.X5])*([.H5]&lt;[.X5])*(0.42*[.H5]-8239)+([.H5]&gt;[.X5])*(0.45*[.H5]-15761)" office:value-type="float" office:value="-0" calcext:value-type="float">
            <text:p>0</text:p>
          </table:table-cell>
          <table:table-cell table:style-name="ce2" table:formula="of:=([.J5]-2*801)*0.25" office:value-type="float" office:value="49.5" calcext:value-type="float">
            <text:p>49.5</text:p>
          </table:table-cell>
          <table:table-cell table:style-name="ce4" table:formula="of:=0.055*[.R5]" office:value-type="float" office:value="2.7225" calcext:value-type="float">
            <text:p>2.72</text:p>
          </table:table-cell>
          <table:table-cell table:style-name="ce4" table:formula="of:=MIN(0.055*([.O5]);MAX(0.2*([.O5]);972))/12 + (0.055*[.R5]/12)" office:value-type="float" office:value="0.226875" calcext:value-type="float">
            <text:p>0.23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U5])*([.F5]&lt;[.$V5])*(939.68*([.F5]-[.$U5])/10000+1400)*([.F5]-[.$U5])/10000+([.F5]&gt;[.$V5])*([.F5]&lt;[.$W5])*((228.74*([.F5]-[.$V5])/10000+2397)*([.F5]-[.$V5])/10000+1007)+([.F5]&gt;[.$W5])*([.F5]&lt;[.$X5])*(0.42*[.F5]-8064)+([.F5]&gt;[.$X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U6])*([.E6]&lt;[.V6])*(912.17*([.E6]-[.U6])/10000+1400)*([.E6]-[.U6])/10000+([.E6]&gt;[.V6])*([.E6]&lt;[.W6])*((228.74*([.E6]-[.V6])/10000+2397)*([.E6]-[.V6])/10000+1038)+([.E6]&gt;[.W6])*([.E6]&lt;[.X6])*(0.42*[.E6]-8172)+([.E6]&gt;[.X6])*(0.45*[.E6]-15694))" office:value-type="float" office:value="2700" calcext:value-type="float">
            <text:p>2700</text:p>
          </table:table-cell>
          <table:table-cell table:style-name="ce3" table:formula="of:=INT(([.F6]&gt;[.U6])*([.F6]&lt;[.V6])*(912.17*([.F6]-[.U6])/10000+1400)*([.F6]-[.U6])/10000+([.F6]&gt;[.V6])*([.F6]&lt;[.W6])*((228.74*([.F6]-[.V6])/10000+2397)*([.F6]-[.V6])/10000+1038)+([.F6]&gt;[.W6])*([.F6]&lt;[.X6])*(0.42*[.F6]-8172)+([.F6]&gt;[.X6])*(0.45*[.F6]-15694))" office:value-type="float" office:value="2700" calcext:value-type="float">
            <text:p>2700</text:p>
          </table:table-cell>
          <table:table-cell table:style-name="ce3" table:formula="of:=INT(([.G6]&gt;[.U6])*([.G6]&lt;[.V6])*(912.17*([.G6]-[.U6])/10000+1400)*([.G6]-[.U6])/10000+([.G6]&gt;[.V6])*([.G6]&lt;[.W6])*((228.74*([.G6]-[.V6])/10000+2397)*([.G6]-[.V6])/10000+1038)+([.G6]&gt;[.W6])*([.G6]&lt;[.X6])*(0.42*[.G6]-8172)+([.G6]&gt;[.X6])*(0.45*[.G6]-15694))" office:value-type="float" office:value="2972" calcext:value-type="float">
            <text:p>2972</text:p>
          </table:table-cell>
          <table:table-cell table:style-name="ce3" table:formula="of:=INT(([.H6]&gt;[.U6])*([.H6]&lt;[.V6])*(912.17*([.H6]-[.U6])/10000+1400)*([.H6]-[.U6])/10000+([.H6]&gt;[.V6])*([.H6]&lt;[.W6])*((228.74*([.H6]-[.V6])/10000+2397)*([.H6]-[.V6])/10000+1038)+([.H6]&gt;[.W6])*([.H6]&lt;[.X6])*(0.42*[.H6]-8172)+([.H6]&gt;[.X6])*(0.45*[.H6]-15694))" office:value-type="float" office:value="2972" calcext:value-type="float">
            <text:p>2972</text:p>
          </table:table-cell>
          <table:table-cell table:style-name="ce2" table:formula="of:=([.J6]-801)*0.25" office:value-type="float" office:value="49.75" calcext:value-type="float">
            <text:p>49.75</text:p>
          </table:table-cell>
          <table:table-cell table:style-name="ce4" table:formula="of:=[.T6]" office:value-type="float" office:value="151.23625" calcext:value-type="float">
            <text:p>151.24</text:p>
          </table:table-cell>
          <table:table-cell table:style-name="ce4" table:formula="of:=MIN(0.055*([.O6]);MAX(0.2*[.O6];972)) + (0.055*[.R6])" office:value-type="float" office:value="151.23625" calcext:value-type="float">
            <text:p>151.24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U6])*([.F6]&lt;[.$V6])*(939.68*([.F6]-[.$U6])/10000+1400)*([.F6]-[.$U6])/10000+([.F6]&gt;[.$V6])*([.F6]&lt;[.$W6])*((228.74*([.F6]-[.$V6])/10000+2397)*([.F6]-[.$V6])/10000+1007)+([.F6]&gt;[.$W6])*([.F6]&lt;[.$X6])*(0.42*[.F6]-8064)+([.F6]&gt;[.$X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U$7])*([.E7]&lt;[.$V$7])*(939.68*([.E7]-[.$U$7])/10000+1400)*([.E7]-[.$U$7])/10000+([.E7]&gt;[.$V$7])*([.E7]&lt;[.$W$7])*((228.74*([.E7]-[.$V$7])/10000+2397)*([.E7]-[.$V$7])/10000+1007)+([.E7]&gt;[.$W$7])*([.E7]&lt;[.$X$7])*(0.42*[.E7]-8064)+([.E7]&gt;[.$X$7])*(0.45*[.E7]-15576))" office:value-type="float" office:value="12950" calcext:value-type="float">
            <text:p>12950</text:p>
          </table:table-cell>
          <table:table-cell table:style-name="ce3" table:formula="of:=INT(([.F7]&gt;[.$U$7])*([.F7]&lt;[.$V$7])*(939.68*([.F7]-[.$U$7])/10000+1400)*([.F7]-[.$U$7])/10000+([.F7]&gt;[.$V$7])*([.F7]&lt;[.$W$7])*((228.74*([.F7]-[.$V$7])/10000+2397)*([.F7]-[.$V$7])/10000+1007)+([.F7]&gt;[.$W$7])*([.F7]&lt;[.$X$7])*(0.42*[.F7]-8064)+([.F7]&gt;[.$X$7])*(0.45*[.F7]-15576))" office:value-type="float" office:value="9830" calcext:value-type="float">
            <text:p>9830</text:p>
          </table:table-cell>
          <table:table-cell table:style-name="ce3" table:formula="of:=INT(([.G7]&gt;[.$U$7])*([.G7]&lt;[.$V$7])*(939.68*([.G7]-[.$U$7])/10000+1400)*([.G7]-[.$U$7])/10000+([.G7]&gt;[.$V$7])*([.G7]&lt;[.$W$7])*((228.74*([.G7]-[.$V$7])/10000+2397)*([.G7]-[.$V$7])/10000+1007)+([.G7]&gt;[.$W$7])*([.G7]&lt;[.$X$7])*(0.42*[.G7]-8064)+([.G7]&gt;[.$X$7])*(0.45*[.G7]-15576))" office:value-type="float" office:value="13985" calcext:value-type="float">
            <text:p>13985</text:p>
          </table:table-cell>
          <table:table-cell table:style-name="ce3" table:formula="of:=INT(([.H7]&gt;[.$U$7])*([.H7]&lt;[.$V$7])*(939.68*([.H7]-[.$U$7])/10000+1400)*([.H7]-[.$U$7])/10000+([.H7]&gt;[.$V$7])*([.H7]&lt;[.$W$7])*((228.74*([.H7]-[.$V$7])/10000+2397)*([.H7]-[.$V$7])/10000+1007)+([.H7]&gt;[.$W$7])*([.H7]&lt;[.$X$7])*(0.42*[.H7]-8064)+([.H7]&gt;[.$X$7])*(0.45*[.H7]-15576))" office:value-type="float" office:value="10773" calcext:value-type="float">
            <text:p>10773</text:p>
          </table:table-cell>
          <table:table-cell table:style-name="ce2" table:formula="of:=([.J7]-801)*0.25" office:value-type="float" office:value="424.75" calcext:value-type="float">
            <text:p>424.75</text:p>
          </table:table-cell>
          <table:table-cell table:style-name="ce4" table:formula="of:=[.T7]" office:value-type="float" office:value="564.01125" calcext:value-type="float">
            <text:p>564.01</text:p>
          </table:table-cell>
          <table:table-cell table:style-name="ce4" table:formula="of:=MIN(0.055*([.O7]);MAX(0.2*[.O7];972)) + (0.055*[.R7])" office:value-type="float" office:value="564.01125" calcext:value-type="float">
            <text:p>564.01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U7])*([.F7]&lt;[.$V7])*(939.68*([.F7]-[.$U7])/10000+1400)*([.F7]-[.$U7])/10000+([.F7]&gt;[.$V7])*([.F7]&lt;[.$W7])*((228.74*([.F7]-[.$V7])/10000+2397)*([.F7]-[.$V7])/10000+1007)+([.F7]&gt;[.$W7])*([.F7]&lt;[.$X7])*(0.42*[.F7]-8064)+([.F7]&gt;[.$X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T8]" office:value-type="float" office:value="3683.79" calcext:value-type="float">
            <text:p>3683.79</text:p>
          </table:table-cell>
          <table:table-cell table:style-name="ce4" table:formula="of:=MIN(0.055*([.O8]);MAX(0.2*[.O8];972)) + (0.055*[.R8])" office:value-type="float" office:value="3683.79" calcext:value-type="float">
            <text:p>3683.79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 table:number-rows-repeated="17">
          <table:table-cell table:number-columns-repeated="28"/>
          <table:table-cell table:style-name="ce4"/>
          <table:table-cell table:number-columns-repeated="99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9:24:42.532747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6-03T19:26:32.576020027</dc:date>
    <meta:editing-duration>PT39M17S</meta:editing-duration>
    <meta:editing-cycles>19</meta:editing-cycles>
    <meta:document-statistic meta:table-count="1" meta:cell-count="192" meta:object-count="0"/>
  </office:meta>
</office:document-meta>
</file>